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C000000A6C38D705B49F6E3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Rounded MT Bold" fo:font-size="12pt" officeooo:rsid="0014f71c" officeooo:paragraph-rsid="0014f71c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72pt" fo:font-style="italic" officeooo:rsid="0014f71c" officeooo:paragraph-rsid="0014f71c" style:font-size-asian="72pt" style:font-style-asian="italic" style:font-size-complex="72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Calibri" fo:font-size="40pt" fo:font-style="italic" officeooo:rsid="0016e19a" officeooo:paragraph-rsid="0016e19a" style:font-size-asian="40pt" style:font-style-asian="italic" style:font-size-complex="40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4pt" fo:font-style="italic" fo:font-weight="bold" officeooo:rsid="0017f8c2" officeooo:paragraph-rsid="0017f8c2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color="#c9211e"/>
    </style:style>
    <style:style style:name="T2" style:family="text">
      <style:text-properties fo:color="#729fcf"/>
    </style:style>
    <style:style style:name="T3" style:family="text">
      <style:text-properties fo:color="#5983b0"/>
    </style:style>
    <style:style style:name="T4" style:family="text">
      <style:text-properties fo:color="#3465a4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</text:span><text:span text:style-name="T3">il</text:span> <text:span text:style-name="T1">R</text:span><text:span text:style-name="T3">ouge</text:span></text:p>
      <text:p text:style-name="P3"><text:span text:style-name="T1">P</text:span><text:span text:style-name="T3">rojet </text:span><text:span text:style-name="T1">G</text:span><text:span text:style-name="T3">rand </text:span><text:span text:style-name="T1">A</text:span><text:span text:style-name="T3">ngle</text:span></text:p>
      <text:p text:style-name="P1"><draw:frame draw:style-name="fr1" draw:name="Image1" text:anchor-type="paragraph" svg:x="5.768cm" svg:y="0.238cm" svg:width="5.637cm" svg:height="3.967cm" draw:z-index="0"><draw:image xlink:href="Pictures/10000201000000EC000000A6C38D705B49F6E3D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Florent DIXNEUF</text:p>
      <text:p text:style-name="P4">Guillaume HÉNAU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03:39.796000000</meta:creation-date>
    <meta:generator>LibreOffice/6.2.0.3$Windows_X86_64 LibreOffice_project/98c6a8a1c6c7b144ce3cc729e34964b47ce25d62</meta:generator>
    <dc:date>2019-04-01T14:20:26.847000000</dc:date>
    <meta:editing-duration>PT6M26S</meta:editing-duration>
    <meta:editing-cycles>2</meta:editing-cycles>
    <meta:document-statistic meta:table-count="0" meta:image-count="1" meta:object-count="0" meta:page-count="1" meta:paragraph-count="4" meta:word-count="9" meta:character-count="58" meta:non-whitespace-character-count="53"/>
  </office:meta>
</office:document-meta>
</file>